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fo:background-color="#ddddd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weight="normal" officeooo:rsid="0012ae53" officeooo:paragraph-rsid="0012ae53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08dfc1" officeooo:paragraph-rsid="0008dfc1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e824c" officeooo:paragraph-rsid="000e824c" style:font-size-asian="10.5pt" style:font-weight-asian="bold" style:font-size-complex="12pt" style:font-weight-complex="bold"/>
    </style:style>
    <style:style style:name="T1" style:family="text">
      <style:text-properties officeooo:rsid="00105a6b"/>
    </style:style>
    <style:style style:name="T2" style:family="text">
      <style:text-properties officeooo:rsid="0012ae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9 MDSC E-Portfolio</text:p>
      <text:p text:style-name="P1"/>
      <text:p text:style-name="P4"><text:span text:style-name="T1">Conference </text:span>Reflection <text:s/>(400 + 4 photos)</text:p>
      <text:p text:style-name="P4"/>
      <text:p text:style-name="P3">This year I have chosen to reflect on Day 1: Forces at Play. </text:p>
      <text:p text:style-name="P3"/>
      <text:p text:style-name="P3"/>
      <text:p text:style-name="P3"/>
      <text:p text:style-name="P3"/>
      <text:p text:style-name="P3"/>
      <text:p text:style-name="P3">Why did you choose this day theme?</text:p>
      <text:p text:style-name="P3">• Reflect on the major issues presented.</text:p>
      <text:p text:style-name="P3">• In what way did the keynote speakers and presenters</text:p>
      <text:p text:style-name="P3">influence your views on the subject?</text:p>
      <text:p text:style-name="P3">• How might this experience influence your role as a</text:p>
      <text:p text:style-name="P3">future health professional?</text:p>
      <text:p text:style-name="P3">• Please provide a critical analysis on how MDSC 2019</text:p>
      <text:p text:style-name="P3">addressed the key issues within your chosen theme.</text:p>
      <text:p text:style-name="P3">• Please provide photo evidence of your attendance in</text:p>
      <text:p text:style-name="P3">symposia sessions across all 4 days.</text:p>
      <text:p text:style-name="P3">• You may also choose to incorporate the MD graduate</text:p>
      <text:p text:style-name="P3">attributes (society, medical profession, systems of</text:p>
      <text:p text:style-name="P3">healthcare, self, knowledge, patients) into your</text:p>
      <text:p text:style-name="P3">writing.</text:p>
      <text:p text:style-name="P3"/>
      <text:p text:style-name="P3"/>
      <text:p text:style-name="P4"/>
      <text:p text:style-name="P5">Research evaluation</text:p>
      <text:p text:style-name="P4"/>
      <text:p text:style-name="P4"/>
      <text:p text:style-name="P5">Secondary element 1: Wellness</text:p>
      <text:p text:style-name="P5"/>
      <text:p text:style-name="P5"/>
      <text:p text:style-name="P5">Secondary element 2: Workshop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6-24T09:36:23.556474805</meta:creation-date>
    <meta:generator>LibreOffice/6.0.7.3$Linux_X86_64 LibreOffice_project/00m0$Build-3</meta:generator>
    <dc:date>2019-06-24T09:55:42.385177102</dc:date>
    <dc:creator>Jack O'Shaughnessy</dc:creator>
    <meta:editing-duration>PT19M20S</meta:editing-duration>
    <meta:editing-cycles>6</meta:editing-cycles>
    <meta:document-statistic meta:table-count="0" meta:image-count="0" meta:object-count="0" meta:page-count="1" meta:paragraph-count="20" meta:word-count="131" meta:character-count="791" meta:non-whitespace-character-count="678"/>
  </office:meta>
</office:document-meta>
</file>